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9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dtype</text:p>
          </table:table-cell>
          <table:table-cell office:value-type="string" calcext:value-type="string">
            <text:p>Num 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_ID_CURR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_CONTRACT_TYPE</text:p>
          </table:table-cell>
          <table:table-cell office:value-type="string" calcext:value-type="string">
            <text:p>obje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_GENDER</text:p>
          </table:table-cell>
          <table:table-cell office:value-type="string" calcext:value-type="string">
            <text:p>objec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G_OWN_CAR</text:p>
          </table:table-cell>
          <table:table-cell office:value-type="string" calcext:value-type="string">
            <text:p>obje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G_OWN_REALTY</text:p>
          </table:table-cell>
          <table:table-cell office:value-type="string" calcext:value-type="string">
            <text:p>obje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T_CHILDREN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T_INCOME_TOTAL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T_CREDIT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T_ANNUITY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T_GOODS_PRIC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_TYPE_SUITE</text:p>
          </table:table-cell>
          <table:table-cell office:value-type="string" calcext:value-type="string">
            <text:p>objec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_INCOME_TYPE</text:p>
          </table:table-cell>
          <table:table-cell office:value-type="string" calcext:value-type="string">
            <text:p>objec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_EDUCATION_TYPE</text:p>
          </table:table-cell>
          <table:table-cell office:value-type="string" calcext:value-type="string">
            <text:p>objec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_FAMILY_STATUS</text:p>
          </table:table-cell>
          <table:table-cell office:value-type="string" calcext:value-type="string">
            <text:p>objec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_HOUSING_TYPE</text:p>
          </table:table-cell>
          <table:table-cell office:value-type="string" calcext:value-type="string">
            <text:p>objec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_POPULATION_RELATIV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S_BIRTH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S_EMPLOYED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S_REGISTRATION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S_ID_PUBLISH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N_CAR_AG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MOBIL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EMP_PHONE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WORK_PHONE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CONT_MOBILE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PHONE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EMAIL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CUPATION_TYPE</text:p>
          </table:table-cell>
          <table:table-cell office:value-type="string" calcext:value-type="string">
            <text:p>object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T_FAM_MEMBERS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_RATING_CLIENT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_RATING_CLIENT_W_CITY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DAY_APPR_PROCESS_START</text:p>
          </table:table-cell>
          <table:table-cell office:value-type="string" calcext:value-type="string">
            <text:p>objec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R_APPR_PROCESS_START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_REGION_NOT_LIVE_REGION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_REGION_NOT_WORK_REGION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E_REGION_NOT_WORK_REGION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_CITY_NOT_LIVE_CITY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_CITY_NOT_WORK_CITY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E_CITY_NOT_WORK_CITY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GANIZATION_TYPE</text:p>
          </table:table-cell>
          <table:table-cell office:value-type="string" calcext:value-type="string">
            <text:p>object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SOURCE_1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_SOURCE_2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_SOURCE_3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ARTMENTS_AVG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MENTAREA_AVG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S_BEGINEXPLUATATION_AVG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S_BUILD_AVG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ONAREA_AVG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ATORS_AVG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ANCES_AVG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SMAX_AVG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SMIN_AVG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AREA_AVG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INGAPARTMENTS_AVG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INGAREA_AVG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LIVINGAPARTMENTS_AVG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LIVINGAREA_AVG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ARTMENTS_MOD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MENTAREA_MOD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S_BEGINEXPLUATATION_MOD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S_BUILD_MOD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ONAREA_MOD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ATORS_MOD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ANCES_MOD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SMAX_MOD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SMIN_MOD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AREA_MOD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INGAPARTMENTS_MOD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INGAREA_MOD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LIVINGAPARTMENTS_MOD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LIVINGAREA_MOD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ARTMENTS_MEDI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MENTAREA_MEDI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S_BEGINEXPLUATATION_MEDI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S_BUILD_MEDI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ONAREA_MEDI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ATORS_MEDI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ANCES_MEDI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SMAX_MEDI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SMIN_MEDI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AREA_MEDI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INGAPARTMENTS_MEDI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INGAREA_MEDI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LIVINGAPARTMENTS_MEDI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LIVINGAREA_MEDI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DKAPREMONT_MODE</text:p>
          </table:table-cell>
          <table:table-cell office:value-type="string" calcext:value-type="string">
            <text:p>objec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TYPE_MODE</text:p>
          </table:table-cell>
          <table:table-cell office:value-type="string" calcext:value-type="string">
            <text:p>objec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AREA_MOD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LSMATERIAL_MODE</text:p>
          </table:table-cell>
          <table:table-cell office:value-type="string" calcext:value-type="string">
            <text:p>obj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ERGENCYSTATE_MODE</text:p>
          </table:table-cell>
          <table:table-cell office:value-type="string" calcext:value-type="string">
            <text:p>obj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S_30_CNT_SOCIAL_CIRCLE</text:p>
          </table:table-cell>
          <table:table-cell office:value-type="string" calcext:value-type="string">
            <text:p>float6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_30_CNT_SOCIAL_CIRCLE</text:p>
          </table:table-cell>
          <table:table-cell office:value-type="string" calcext:value-type="string">
            <text:p>float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S_60_CNT_SOCIAL_CIRCL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_60_CNT_SOCIAL_CIRCL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S_LAST_PHONE_CHANGE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2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3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4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5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6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7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8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9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10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11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12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13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14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15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16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17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18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19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20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_DOCUMENT_21</text:p>
          </table:table-cell>
          <table:table-cell office:value-type="string" calcext:value-type="string">
            <text:p>in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T_REQ_CREDIT_BUREAU_HOUR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T_REQ_CREDIT_BUREAU_DAY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T_REQ_CREDIT_BUREAU_WEEK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T_REQ_CREDIT_BUREAU_MON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T_REQ_CREDIT_BUREAU_QRT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T_REQ_CREDIT_BUREAU_YEAR</text:p>
          </table:table-cell>
          <table:table-cell office:value-type="string" calcext:value-type="string">
            <text:p>float6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22:54:33.543053507</meta:creation-date>
    <meta:generator>LibreOffice/5.1.6.2$Linux_X86_64 LibreOffice_project/10m0$Build-2</meta:generator>
    <dc:date>2018-06-17T23:05:07.667747932</dc:date>
    <meta:editing-duration>PT10M34S</meta:editing-duration>
    <meta:editing-cycles>2</meta:editing-cycles>
    <meta:document-statistic meta:table-count="1" meta:cell-count="263" meta:object-count="0"/>
  </office:meta>
</office:document-meta>
</file>